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text:p text:style-name="P1"/>
      <text:p text:style-name="P1">•••</text:p>
      <text:p text:style-name="P1">Tuesday 21st of October 2025, 22:11, entry 514</text:p>
      <text:p text:style-name="P1">This morning, I got a crystal-clear image of my greatest weakness: I became aware of how difficult it really is to get up in the morning, how, even though I told myself to get up, I couldn’t muster up the willpower to do so.</text:p>
      <text:p text:style-name="P1">And now, I get a taste of what Kobe Bryant meant when he said that defeat is exciting, now I know exactly what I have to work on. I know it, it was all in that moment, everything was in that moment, it is the key to everything, because I know, because my instincts scream at me that that exact patterns applies everywhere we still don’t do well. Now I know, and now I know I have to make sacrifices I didn’t even think of for one reason or another.</text:p>
      <text:p text:style-name="P1">So, let’s go to sleep. See you tomorrow.</text:p>
      <text:p text:style-name="P1"/>
      <text:p text:style-name="P1">•••</text:p>
      <text:p text:style-name="P1">Wednesday 22nd of October 2025, 23:49, entry 515</text:p>
      <text:p text:style-name="P1">It’s not just willpower, it’s also about awareness. And, going deeper, it’s the way we answer the questions we ask ourselves. The way we act on them. We make small compromises. They’re small, and individually, they’re like a grain of rice. But they pile up, and they make today a regret. Writing is a choice I should never regret, but I do, because of how I performed. I didn’t feel like myself, today. That wasn’t my style. That wasn’t me. Or perhaps, it wasn’t what I wanted from myself. I wanted to enter the flow state, but I compromised my way out of it. Complacency.</text:p>
      <text:p text:style-name="P1">And tomorrow, we’ll pay the price for today’s mistakes. How many years’ worth of mistakes am I accumulating, I wonder? No matter, I must move forward. I will keep going. But I must also do better.</text:p>
      <text:p text:style-name="P1">I must do better. See you tomorrow.</text:p>
      <text:p text:style-name="P1"/>
      <text:p text:style-name="P1">•••</text:p>
      <text:p text:style-name="P1">Thursday 23rd of October 2025, 23:04, entry 516</text:p>
      <text:p text:style-name="P1">Performance is improving, but I want to do better. More awareness, more everything. And... To be stronger. I cannot wish for it. I have to make it true.</text:p>
      <text:p text:style-name="P1">Also... The act of writing everyday... Today felt good. The difference was, I think, the small choices. The small individual choices. They’re important.</text:p>
      <text:p text:style-name="P1">What do we do about tomorrow? Let me think. Do we wake up early to write or get more sleep?</text:p>
      <text:p text:style-name="P1">We write early. Because we’ll be tired when we come back.</text:p>
      <text:p text:style-name="P1">So, we have to wake up early. Going to sleep late feels wrong.</text:p>
      <text:p text:style-name="P1">And... One more thing about writing. It’s probably the kind of thing I’m rediscovering after a long time, but... It’s strange how ideas sound good in your head, and they’re not as good on paper. One more thing, about writing: the way I write. It is about “writing by writing”, in a way, but it’s a subtler concept.</text:p>
      <text:p text:style-name="P1">I divide things into clear steps: first, I figure out what I want to try. Then, I tunnel-vision on implementing it until I’m done. Afterwards, I evaluate it, I see if I like it. If not, back to either step one or two, depending on what I didn’t like.</text:p>
      <text:p text:style-name="P1">It’s a simple, straightforward process, in fact one could even say that it’s so fundamental that it’s not worth writing down. But for me, it is. I have to follow it diligently, because otherwise, I suffer from writer’s block. I have a tendency to skip and mix steps. I will think up two ideas I want to try and be unsure of which one to go for, then when I do go for one the other stays in the back of my mind, and I continuously second-guess my choice to go for this idea, while at the same time I try to start thinking up new ideas. In the meantime I don’t like what I’ve written so I try to come up with better ways to put it. It’s a mess, and it’s no wonder I get writer’s block.</text:p>
      <text:p text:style-name="P1">By clarifying the steps and focusing on them one by one, the process of writing becomes much more enjoyable. It truly does let me play around with ideas, this way. The first is usually the one that takes most time: my heart isn’t very talkative, so I have to propose ideas until something catches its attention. The key here is to come up with ideas I want to try, not good ideas. Things I want to try.</text:p>
      <text:p text:style-name="P1">Of course, this process isn’t a hard-rule. It’s a guideline, a framework. If a new exciting idea does pop up while I’m writing the current one, I will take the bait and follow the new lead. I’ll keep on trying it out, refining it. For now though, I think it’s a great improvement over “writing by writing”, it builds on it nicely.</text:p>
      <text:p text:style-name="P1">Alright, I’ll go to sleep now.</text:p>
      <text:p text:style-name="P1"/>
      <text:p text:style-name="P1">•••</text:p>
      <text:p text:style-name="P1">Saturday 25th of October 2025, 00:05, entry 517</text:p>
      <text:p text:style-name="P1">Today started off well, and it strengthened my belief in God. A lot of coincidences that just so happen to be convenient. There’s also the fact that I was able to wake up at the hour I wanted. And then there’s also the fact that the war with myself is over, and I am the victor. But if light shines on something, it casts a shadow too. I want to talk about that today.</text:p>
      <text:p text:style-name="P1">A couple weeks ago, I bought Ultrakill. Due to its lightweight nature, it can be played on Nixos no problem. And there’s also the fact that it has what I want from an action game. That is to say, action. But I suck at it, or I’m average at best.</text:p>
      <text:p text:style-name="P1">This introduction is too long-winded. Let’s get to the point: how you play games is how you live life, and I play games in an abysmal way, despite of all the fantasies I have otherwise.</text:p>
      <text:p text:style-name="P1">Here is an excerpt from today’s throwaway, in my failed <text:s text:c="1"/>attempt to break my Cybergrind record of wave 16:</text:p>
      <text:p text:style-name="P1">“Vengeance it is.</text:p>
      <text:p text:style-name="P1">Try not to disappoint me this time. And in the high likelihgood that you do, abort and analyse. Well, we’ll need to analyse regardless. You get one chance. One. Don’t fuck it up.g</text:p>
      <text:p text:style-name="P1"/>
      <text:p text:style-name="P1">Well this is fucking humiliating.</text:p>
      <text:p text:style-name="P1">The way we approach the game... We’re not trying to evolve, are we? We keep on doing the same stuff.</text:p>
      <text:p text:style-name="P1">there are multiple flaws in our game. The most blatant one is our aim, and it can only improve by trial and error. Training with the purpose to improve our aim, in real circumstances. In other words, actively figure out what’s wrong with our aim and fix it.</text:p>
      <text:p text:style-name="P1">Secondly, there’s our stubbornness. We are fixated on certain weapons and strategies when evolution and change would be better.</text:p>
      <text:p text:style-name="P1">Then there’s our decision-making. We lack situational awareness, and as a consequence we make and enact flawed plans. This must also be countered by actively doing our best. Very actively. We, are passive. We do not even realise it, but we’re passive: we let happenstance build a strategy for us and then fully focus on enacting it. That’s not good. We have to actively build plans and update our strategy as we go.”</text:p>
      <text:p text:style-name="P1">It follows multiple attempts of today, most of them being disappointing. The last one in particular I just dashed off the map early, hence the humiliation.</text:p>
      <text:p text:style-name="P1">We’re passive. We live life allowing it to build a strategy for us, and trying to make it work. I see, that’s indeed how our routines are built. Although, there is a mix of ambition in them, otherwise we wouldn’t be failing so damn hard at following it.</text:p>
      <text:p text:style-name="P1">However, I won’t have time to study this topic.</text:p>
      <text:p text:style-name="P1">Instead, I’ll merely present another one: did you know that I can be extremely vengeful? Extremely cruel. In my day to day life I try to be as kind as possible, but it seems my potential cruelty grows proportionally with my shown kindness. And since the nightfront’s been calm lately, I have no occasions to learn to control my darker emotions. Which is a good thing, mind you. I’d rather learn to control them in a controlled environment than risk failing to do so in a place where consequences exist.</text:p>
      <text:p text:style-name="P1">Anyway, that’s all I have the time to mention. I have to go now, see you tomorrow.</text:p>
      <text:p text:style-name="P1"/>
      <text:p text:style-name="P1">•••</text:p>
      <text:p text:style-name="P1">Saturday 25th of October 2025, 22:46, entry 518</text:p>
      <text:p text:style-name="P1">I have an entire world to say. A long story of trial and error, and oh the errors. The only way forward is forward. I have a long story I want to tell. The best way to tell it is to improve as a person. Who I am is how I write, after all. And, I want to do my best, in spite of my shortcomings. So, sorry, and see you.</text:p>
      <text:p text:style-name="P1"/>
      <text:p text:style-name="P1">•••</text:p>
      <text:p text:style-name="P1">Sunday 26th of October 2025, 20:49, entry 519</text:p>
      <text:p text:style-name="P1">I owe R a long-overdue apology. You might be a bitch to learn but, as someone who has matured as a programmer over the past year and a half, this first glance is all I need to recognise your power and versatility.</text:p>
      <text:p text:style-name="P1">Putting that aside though, I’m much more of a problem than I want. I’m too inconsistent, I’m too volatile. I’m doing better than in the past, but I don’t do anywhere nearly as well as in my ideals.</text:p>
      <text:p text:style-name="P1">But, there isn’t really much I can do about it. In the sense that I can only trust in the process, for now, and keep on growing slowly. For the time being, nothing new on the western front.</text:p>
      <text:p text:style-name="P1">Ah, although that very long war with myself and my demons ended, I can never let my guard down. The only way for peace to be eternal is for there to be no one to wage wars. I have failed in the past, and I may yet fail in the future. I must take nothing for granted.</text:p>
      <text:p text:style-name="P1">But now that we have time... Shall we talk more about that period of time?</text:p>
      <text:p text:style-name="P1">Two weeks and a half fighting my own demons. Some do so for a lifetime.</text:p>
      <text:p text:style-name="P1"/>
      <text:p text:style-name="P1">Hey. Let’s stop this.</text:p>
      <text:p text:style-name="P1">How do I put this... My instincts are telling me that this approach is wrong. In the long term, it won’t lead me anywhere, it won’t lead to any growth.</text:p>
      <text:p text:style-name="P1">I’ve been becoming a lot more instinctive. I’m learning to lean into them. Almost like... Taking pattern recognition to the extreme. That’s what I’m trying to do. I’m trying to take pattern recognition to its extreme. And to do that I’m hunting for those extremely quiet whispers from my instincts... Those tiny feelings, emotions, voices that would require introspection to be fully understood... It’s like I only get to graze something, and I have to guess what it is.</text:p>
      <text:p text:style-name="P1">So, I believe my instincts are telling me that the approach I was about to undertake, as well as the current approach, are not it. They won’t lead anywhere.</text:p>
      <text:p text:style-name="P1"/>
      <text:p text:style-name="P1">Then, what do we talk about?</text:p>
      <text:p text:style-name="P1">Today. You were mentioning you felt fickle, right? Let’s get to the bottom of that.</text:p>
      <text:p text:style-name="P1">The main issue is performance. The main culprit are excuses, and... Sure, I do want to understand how the suspects achieved their malicious act, but I want to ascertain the identity of the culprit. Culprits. Tell me, what happened?</text:p>
      <text:p text:style-name="P1">First of all, there’s the morning: I felt I had more time than usual, so I thought it would be fine to be wasteful, to be... More relaxed. Tha twas a trap, and I fell right into it. Sure, there was more time, but because I became complacent for it, The additional time was wasted, completely.</text:p>
      <text:p text:style-name="P1">Then, there’s the afternoon. What was wrong with it?</text:p>
      <text:p text:style-name="P1">Oh, before the afternoon, there’s something you did well in my opinion, and that was to stick to the schedule in spite of previous plans we’d made on the fly.</text:p>
      <text:p text:style-name="P1">Alright, the afternoon. I see, lack of organisation coupled with the attention-trap that’s YT. It devoured our time because we allowed it to. Because I lacked the will to make things otherwise.</text:p>
      <text:p text:style-name="P1">Lack of organisation. Or rather, of purpose and organisation. We need to know exactly what we’re going to do, and then we can focus on finding the strength to do it.</text:p>
      <text:p text:style-name="P1"/>
      <text:p text:style-name="P1">そして。 Writing. I want to become infatuated with it. To think about it all the time.</text:p>
      <text:p text:style-name="P1">We’ll keep going down this path. We’ll keep believing it will lead us where we want it to. That’s all I have to say for today.</text:p>
      <text:p text:style-name="P1">Not.</text:p>
      <text:p text:style-name="P1">Details. I’m... I’m being lazy with them. Because I’m not recognising my current mental state, I’m unable to see the flaws in my behaviour w.r.t. the objective of growth. In other words, I’m being lazy.</text:p>
      <text:p text:style-name="P1">There’s more I could talk about, so let’s verify this properly: have i talked about everything?</text:p>
      <text:p text:style-name="P1">I should mention that I’m not giving myself enough time to myself. I... That’s right, I have to learn how to talk with myself. That’s very important. I recognise that my attention span is too short, that I jump between subjects too often. This naturally leads me away from talking to myself. But is tha treally what I need?</text:p>
      <text:p text:style-name="P1">It feels wrong. We’ve explored this in the past and it wasn’t it. Not exactly.</text:p>
      <text:p text:style-name="P1">What is “it” then?</text:p>
      <text:p text:style-name="P1">The better question is “what should we think about when we’re alone with our thoughts?”</text:p>
      <text:p text:style-name="P1">No, even better, “how should we think?”</text:p>
      <text:p text:style-name="P1">That question’s greatest strength is also what makes it so difficult to answer: its response space is extremely vast.</text:p>
      <text:p text:style-name="P1">How should I think... I see, it’s also the type of question whose answer cannot be squeezed into a single memorable sentence easily, isn’t it?</text:p>
      <text:p text:style-name="P1">We’ll have to learn the answer: we can only answer through action and case-by-case for the time being; we have to ask ourselves “what would our ideal self think of, right now?”</text:p>
      <text:p text:style-name="P1">Nice choice, I like it. Now let’s see how long it takes us to forget it. Of course, ideally it’s integrated so seamlessly we won’t even notice, but realistically we’ll forget. Do prove me wrong.</text:p>
      <text:p text:style-name="P1">At the same time, I believe the lack of fanfare and the seeming unimportance of this discovery are deceptive. This... Is probably an important development. A big step forward... If, we don’t forget.</text:p>
      <text:p text:style-name="P1">You’re right. Let’s not forget.</text:p>
      <text:p text:style-name="P1">Any help on your part? Visual clues, associations? Let’s see.</text:p>
      <text:p text:style-name="P1">That’s the best I can do. See you tomorrow.</text:p>
      <text:p text:style-name="P1"/>
      <text:p text:style-name="P1"/>
      <text:p text:style-name="P1">•••</text:p>
      <text:p text:style-name="P1">Tuesday 28th of October 2025, 00:13, entry 520</text:p>
      <text:p text:style-name="P1">I’m angry. And I’ll attempt something new. Since, in the short term, I can afford to do this, I will spend the next few days writing. I’ll attempt to fall in love with writing. Why? Because... That’s the last card I know to play. I... Don’t know what to do anymore, I don’t know what I should do to make myself more disciplined. So, I’ll resort to this. I’ll write. I’ll do my best to fall in love with writing. I... Just like three years ago. It began somewhat like this, didn’t it? Well, yeah, except, was it later than this? When we’d decided to enter that writing contest, when we wrote a full story for the first time, and when we first learned of the magic of writing. Yeah, it was about this time, three years ago. Here’s to a repeat, but with more discipline. Live.</text:p>
      <text:p text:style-name="P1"/>
      <text:p text:style-name="P1">•••</text:p>
      <text:p text:style-name="P1">Tuesday 28th of October 2025, 23:30, entry 521</text:p>
      <text:p text:style-name="P1">So... Should I talk about it? I think the best choice is not to. In any case, as a hint... Hm... No hints. It’s just, it is as Raden said once: you shouldn’t underestimate the impact other people’s feelings have on you.</text:p>
      <text:p text:style-name="P1">Still... Putting the seriousness of this aside, I’m... Almost disappointed in myself. What should I do? The only thing I can do is show a tiny bit of support. Should I just go to sleep? What should I do?</text:p>
      <text:p text:style-name="P1">What should I do, indeed... What would my ideal self do. I don’t know. This feels much like writing. I don’t know, so I have to explore ideas, and try them out.</text:p>
      <text:p text:style-name="P1"/>
      <text:p text:style-name="P1">I’ve decided. Also, there’s something else I want to talk about. How many times have I made this realisation I wonder? I don’t know, and I don’t particularly care. However, I believe I now know what the source of the anger and frustration I displayed in the past few days is. I believe that a very important piece that’s missing from my puzzle is patience. I lack patience, don’t I? Every time I think about that, I get calmer, almost serene. No, I do feel serene. Patience, one of the keys to self-control, huh?</text:p>
      <text:p text:style-name="P1">For some reason, I believe it’s one of my strong suits actually. One of the few things I’ve had since childhood. Good, whether that belief ids correct or not, I know keeping it will be good. Now, it’s just a matter of applying this belief to this entire growth process. 余裕。</text:p>
      <text:p text:style-name="P1">それはどうかな。。。</text:p>
      <text:p text:style-name="P1">Time will tell. For the time being, let’s be patient. See you.</text:p>
      <text:p text:style-name="P1"/>
      <text:p text:style-name="P1">•••</text:p>
      <text:p text:style-name="P1">Wednesday 29th of October 2025, 23:37, entry 522</text:p>
      <text:p text:style-name="P1">I wonder what I’m waiting for. I know what I have to do, and, my self-awareness is increasing with every failure to capitalise on it. Failures aren’t strictly necessary though. So, I wonder what I’m waiting for?</text:p>
      <text:p text:style-name="P1">Oh, it’s not that I’m waiting. It’s that I have to put two and two together. Or rather, I have to... Just do my best. I should have all the tools to do whatever I want now, I think? Well, my thinking is probably wrong, but the best way to find out how is by doing. And the problem is I’m not doing. And I don’t know why. This isn’t a burnout. It’s more like... I’m caught in a cycle? Maybe. But, well, breaking out is simple. I wonder whether it’s easy though.</text:p>
      <text:p text:style-name="P1">Let’s try and break out. And, stay out. I can see how easy it is to fall in this vicious cycle. See you.</text:p>
      <text:p text:style-name="P1"/>
      <text:p text:style-name="P1">•••</text:p>
      <text:p text:style-name="P1">Thursday 30th of October 2025, 21:25, entry 523</text:p>
      <text:p text:style-name="P1">My head hurts. But it can be endured easily. My heart hurts. The pain is a lot less, but... I guess it’s a lot more important. Let’s go to sleep.</text:p>
      <text:p text:style-name="P1"/>
      <text:p text:style-name="P1">•••</text:p>
      <text:p text:style-name="P1">Friday 31st of October 2025, 21:04, entry 524</text:p>
      <text:p text:style-name="P1">I’m at war with myself, but this is different from the war against my demons. This one is... All me. No, that’s no different from the previous one. There’s something unique to it. I’m... What? I’m trying to follow my routine and failing, but feel like I shouldn’t be failing, like... There’s no reason I should be failing, like I have all the tools I need. And so, it’s strange, to fail. It’s hard to describe.</text:p>
      <text:p text:style-name="P1">Ah... I see... No wonder I couldn’t understand this feeling, it needed some looking at. There’s a feeling of inevitability. It’s that blind confidence again. Somewhere deep within, I feel that success is inevitable, that soon, I’ll control myself. These failures do not frustrate me because I’ve come to know I should be patient, and this process is little more than the final attempts I make before finally clearing a hard boss. Being myself, I won’t be satisfied until I consistently clear this boss fight, and that’s perfectly fine too.</text:p>
      <text:p text:style-name="P1">Self-mastery, one step at a time.</text:p>
      <text:p text:style-name="P1">Let’s wind down and go to sleep.</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